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5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7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8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1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tools" table:style-name="ta1">
        <table:table-column table:style-name="co5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table:number-columns-spanned="1" table:number-rows-spanned="5">
            <text:p>read_db_header</text:p>
          </table:table-cell>
          <table:table-cell office:value-type="string">
            <text:p>case_read_db_header_01</text:p>
          </table:table-cell>
          <table:table-cell office:value-type="string">
            <text:p>Check invalid database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2</text:p>
          </table:table-cell>
          <table:table-cell office:value-type="string">
            <text:p>Test if database id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3</text:p>
          </table:table-cell>
          <table:table-cell office:value-type="string">
            <text:p>Test if database id doest not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4</text:p>
          </table:table-cell>
          <table:table-cell office:value-type="string">
            <text:p>Test if database version exist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read_db_header_05</text:p>
          </table:table-cell>
          <table:table-cell office:value-type="string">
            <text:p>Test if database version doest not exist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3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3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3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3" office:value-type="string">
            <text:p>case_bvd_add_06</text:p>
          </table:table-cell>
          <table:table-cell table:style-name="ce3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3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add" table:style-name="ta1">
        <table:table-column table:style-name="co4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5" office:value-type="string">
            <text:p>Group</text:p>
          </table:table-cell>
          <table:table-cell table:style-name="ce5" office:value-type="string">
            <text:p>Case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7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3">
          <table:table-cell office:value-type="float" office:value="2" table:number-columns-spanned="1" table:number-rows-spanned="6">
            <text:p>2</text:p>
          </table:table-cell>
          <table:table-cell table:style-name="ce8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1">5. To test if tags '--tag' is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not presented.</text:span></text:p>
          </table:table-cell>
          <table:table-cell table:number-columns-repeated="1021"/>
        </table:table-row>
        <table:table-row table:style-name="ro3">
          <table:covered-table-cell/>
          <table:table-cell table:style-name="ce8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1">5. To test if tags '-T' is presented.</text:span>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5">
          <table:table-cell office:value-type="float" office:value="3">
            <text:p>3</text:p>
          </table:table-cell>
          <table:table-cell table:style-name="ce8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4">
          <table:table-cell office:value-type="float" office:value="4">
            <text:p>4</text:p>
          </table:table-cell>
          <table:table-cell table:style-name="ce8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6">
          <table:table-cell office:value-type="float" office:value="5">
            <text:p>5</text:p>
          </table:table-cell>
          <table:table-cell table:style-name="ce8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6">
          <table:table-cell office:value-type="float" office:value="6">
            <text:p>6</text:p>
          </table:table-cell>
          <table:table-cell table:style-name="ce8" office:value-type="string">
            <text:p>case_bvd_add_06</text:p>
          </table:table-cell>
          <table:table-cell table:style-name="ce8" office:value-type="string">
            <text:p><text:span text:style-name="T2">1. To test bvd-add with real random variants. </text:span></text:p>
            <text:p><text:span text:style-name="T2">2. To test if there isn't any existing bvdb data</text:span><text:span text:style-name="T2"/><text:span text:style-name="T2">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table:style-name="ce8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4">
          <table:table-cell office:value-type="float" office:value="8">
            <text:p>8</text:p>
          </table:table-cell>
          <table:table-cell table:style-name="ce8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8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8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6">
          <table:table-cell office:value-type="float" office:value="11" table:number-columns-spanned="1" table:number-rows-spanned="9">
            <text:p>11</text:p>
          </table:table-cell>
          <table:table-cell office:value-type="string">
            <text:p>case_bvd_add_18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less value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19</text:p>
          </table:table-cell>
          <table:table-cell office:value-type="string">
            <text:p>Count new REF in case that</text:p>
            <text:p>- Every locations in the database have only one REF</text:p>
            <text:p>- There is one new REF in the vcf file and the new REF has bigger value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0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first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1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middle REF in that position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add_22</text:p>
          </table:table-cell>
          <table:table-cell office:value-type="string">
            <text:p>Count new REF in case that</text:p>
            <text:p>- Some positions in the database already have more than one REF</text:p>
            <text:p>- It has another new REF in the input to be inserted into one of those positions</text:p>
            <text:p>- The new REF is the last REF in that position</text:p>
          </table:table-cell>
          <table:table-cell table:number-columns-repeated="1021"/>
        </table:table-row>
        <table:table-row table:style-name="ro6">
          <table:covered-table-cell/>
          <table:table-cell office:value-type="string">
            <text:p>case_bvd_add_23</text:p>
          </table:table-cell>
          <table:table-cell office:value-type="string">
            <text:p>Count new REF in case that</text:p>
            <text:p>- Some positions in the database already have more than one REF</text:p>
            <text:p>- There are other two new REFs in the input to be inserted into one of those position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4</text:p>
          </table:table-cell>
          <table:table-cell office:value-type="string">
            <text:p>Randomly insert 10 new REFs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5</text:p>
          </table:table-cell>
          <table:table-cell office:value-type="string">
            <text:p>Randomly insert 10 new REFs but different from case_bvd_add_24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add_26</text:p>
          </table:table-cell>
          <table:table-cell office:value-type="string">
            <text:p>New REF at every single variant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6">
          <table:table-cell office:value-type="float" office:value="5" table:number-columns-spanned="1" table:number-rows-spanned="4">
            <text:p>5</text:p>
          </table:table-cell>
          <table:table-cell table:style-name="ce3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6">
          <table:covered-table-cell/>
          <table:table-cell table:style-name="ce3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5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5">
          <table:covered-table-cell/>
          <table:table-cell office:value-type="string">
            <text:p>case_bvd_merge_10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1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merge_12</text:p>
          </table:table-cell>
          <table:table-cell table:style-name="ce3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4">
          <table:table-cell office:value-type="string">
            <text:p>Bvd-add</text:p>
          </table:table-cell>
          <table:table-cell table:style-name="ce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4">
          <table:table-cell office:value-type="string">
            <text:p>Bvd-get</text:p>
          </table:table-cell>
          <table:table-cell table:style-name="ce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12T15:43:46</dc:date>
    <dc:creator>jessada </dc:creator>
    <meta:editing-duration>P2DT11H54M22S</meta:editing-duration>
    <meta:editing-cycles>33</meta:editing-cycles>
    <meta:document-statistic meta:table-count="6" meta:cell-count="206" meta:object-count="0"/>
  </office:meta>
</office:document-meta>
</file>